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2178F15FAE62B865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687cm, 4.279cm, 14.348cm, 6.988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28cm" svg:height="22.199cm" svg:x="0.992cm" svg:y="2.692cm">
          <draw:image xlink:href="Pictures/10000000000005E8000007E02178F15FAE62B865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3-13T11:57:24.200029608</dc:date>
    <meta:editing-duration>PT3M29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